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 svg:font-family="'Times New Roma'"/>
    <style:font-face style:name="Ubuntu Mono" svg:font-family="'Ubuntu Mono'"/>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504cm" table:align="left"/>
    </style:style>
    <style:style style:name="Table1.A" style:family="table-column">
      <style:table-column-properties style:column-width="3.399cm"/>
    </style:style>
    <style:style style:name="Table1.C" style:family="table-column">
      <style:table-column-properties style:column-width="3.401cm"/>
    </style:style>
    <style:style style:name="Table1.D" style:family="table-column">
      <style:table-column-properties style:column-width="5.0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2">
      <style:paragraph-properties fo:text-align="center" style:justify-single-word="false"/>
      <style:text-properties officeooo:paragraph-rsid="007dd585"/>
    </style:style>
    <style:style style:name="P2" style:family="paragraph" style:parent-style-name="Standard" style:list-style-name="L3">
      <style:paragraph-properties fo:text-align="center" style:justify-single-word="false"/>
      <style:text-properties officeooo:paragraph-rsid="0081bd2e"/>
    </style:style>
    <style:style style:name="P3" style:family="paragraph" style:parent-style-name="Standard">
      <style:paragraph-properties fo:text-align="center" style:justify-single-word="false"/>
      <style:text-properties officeooo:rsid="00039a00" officeooo:paragraph-rsid="00039a00"/>
    </style:style>
    <style:style style:name="P4" style:family="paragraph" style:parent-style-name="Standard">
      <style:paragraph-properties fo:text-align="center" style:justify-single-word="false"/>
      <style:text-properties style:font-name="Times new Roman" officeooo:rsid="00047af8" officeooo:paragraph-rsid="00047af8"/>
    </style:style>
    <style:style style:name="P5" style:family="paragraph" style:parent-style-name="Standard">
      <style:paragraph-properties fo:text-align="start" style:justify-single-word="false"/>
      <style:text-properties style:font-name="Times new Roman" officeooo:rsid="00053e85" officeooo:paragraph-rsid="00053e85"/>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53e85" officeooo:paragraph-rsid="00053e85" style:font-weight-asian="bold" style:font-weight-complex="bold"/>
    </style:style>
    <style:style style:name="P7" style:family="paragraph" style:parent-style-name="Standard">
      <style:paragraph-properties fo:text-align="center" style:justify-single-word="false"/>
      <style:text-properties style:font-name="Times new Roman" fo:font-size="10pt" style:text-underline-style="solid" style:text-underline-width="auto" style:text-underline-color="font-color" fo:font-weight="bold" officeooo:rsid="00053e85" officeooo:paragraph-rsid="004908c8"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font-name="Times new Roman" fo:font-size="10pt" style:text-underline-style="none" fo:font-weight="normal" officeooo:rsid="00056a66" officeooo:paragraph-rsid="00068afe"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Times new Roman" fo:font-size="10pt" style:text-underline-style="none" fo:font-weight="normal" officeooo:rsid="00056a66" officeooo:paragraph-rsid="0008726b" style:font-size-asian="8.75pt" style:font-weight-asian="normal" style:font-size-complex="10pt" style:font-weight-complex="normal"/>
    </style:style>
    <style:style style:name="P10" style:family="paragraph" style:parent-style-name="Standard">
      <style:paragraph-properties fo:text-align="center" style:justify-single-word="false"/>
      <style:text-properties style:font-name="Times new Roman" fo:font-size="10pt" style:text-underline-style="none" fo:font-weight="normal" officeooo:rsid="00056a66" officeooo:paragraph-rsid="0008726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Times new Roman" fo:font-size="10pt" style:text-underline-style="none" fo:font-weight="normal" officeooo:rsid="000a1ab4" officeooo:paragraph-rsid="000a1ab4"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style:text-underline-style="none" fo:font-weight="normal" officeooo:rsid="00125220" officeooo:paragraph-rsid="0014030c"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Times new Roman" fo:font-size="10pt" style:text-underline-style="none" fo:font-weight="normal" officeooo:rsid="001a8218" officeooo:paragraph-rsid="001a8218"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Times new Roman" fo:font-size="10pt" style:text-underline-style="none" fo:font-weight="normal" officeooo:rsid="001a8218" officeooo:paragraph-rsid="001d9ca3"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Times new Roman" fo:font-size="10pt" style:text-underline-style="none" fo:font-weight="normal" officeooo:rsid="001dc489" officeooo:paragraph-rsid="001dc489"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font-name="Times new Roman" fo:font-size="10pt" style:text-underline-style="none" fo:font-weight="normal" officeooo:rsid="002a51d5" officeooo:paragraph-rsid="003191b3"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style:text-underline-style="none" fo:font-weight="normal" officeooo:rsid="0075d4fa" officeooo:paragraph-rsid="0075d4fa" style:font-size-asian="8.75pt" style:font-weight-asian="normal" style:font-size-complex="10pt" style:font-weight-complex="normal"/>
    </style:style>
    <style:style style:name="P18" style:family="paragraph" style:parent-style-name="Standard">
      <style:paragraph-properties fo:text-align="center" style:justify-single-word="false"/>
      <style:text-properties style:font-name="Times new Roman" fo:font-size="10pt" style:text-underline-style="none" fo:font-weight="normal" officeooo:rsid="0075d4fa" officeooo:paragraph-rsid="00839a05" style:font-size-asian="8.75pt" style:font-weight-asian="normal" style:font-size-complex="10pt" style:font-weight-complex="normal"/>
    </style:style>
    <style:style style:name="P19" style:family="paragraph" style:parent-style-name="Standard" style:list-style-name="L4">
      <style:paragraph-properties fo:text-align="start" style:justify-single-word="false"/>
      <style:text-properties style:font-name="Times new Roman" fo:font-size="10pt" style:text-underline-style="none" fo:font-weight="normal" officeooo:rsid="00839a05" officeooo:paragraph-rsid="00839a05" style:font-size-asian="8.75pt" style:font-weight-asian="normal" style:font-size-complex="10pt" style:font-weight-complex="normal"/>
    </style:style>
    <style:style style:name="P20" style:family="paragraph" style:parent-style-name="Standard" style:list-style-name="L4">
      <style:paragraph-properties fo:text-align="start" style:justify-single-word="false"/>
      <style:text-properties style:font-name="Times new Roman" fo:font-size="10pt" style:text-underline-style="none" fo:font-weight="normal" officeooo:rsid="0085dab9" officeooo:paragraph-rsid="0085dab9"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Times new Roman" fo:font-size="10pt" style:text-underline-style="none" fo:font-weight="normal" officeooo:rsid="00bb77f1" officeooo:paragraph-rsid="00bb77f1"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style:font-name="Times new Roman" fo:font-size="10pt" style:text-underline-style="none" fo:font-weight="normal" officeooo:rsid="00bb77f1" officeooo:paragraph-rsid="00cb6b5f"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style:font-name="Times new Roman" fo:font-size="10pt" style:text-underline-style="none" fo:font-weight="normal" officeooo:rsid="004908c8" officeooo:paragraph-rsid="004908c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imes new Roman" fo:font-size="10pt" style:text-underline-style="none" fo:font-weight="bold" officeooo:rsid="00937d97" officeooo:paragraph-rsid="00937d97" style:font-size-asian="8.75pt" style:font-weight-asian="bold" style:font-size-complex="10pt" style:font-weight-complex="bold"/>
    </style:style>
    <style:style style:name="P25" style:family="paragraph" style:parent-style-name="Standard">
      <style:paragraph-properties fo:text-align="center" style:justify-single-word="false"/>
      <style:text-properties style:font-name="Times new Roman" fo:font-size="10pt" style:text-underline-style="none" fo:font-weight="bold" officeooo:rsid="0066206e" officeooo:paragraph-rsid="0066206e"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Times new Roman" fo:font-size="10pt" style:text-underline-style="none" fo:font-weight="bold" officeooo:rsid="001dc489" officeooo:paragraph-rsid="001dc489" fo:background-color="#ffff00" style:font-size-asian="8.75pt" style:font-weight-asian="bold" style:font-size-complex="10pt" style:font-weight-complex="bold"/>
    </style:style>
    <style:style style:name="P2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53e85" officeooo:paragraph-rsid="004908c8" style:font-size-asian="8.75pt" style:font-weight-asian="bold" style:font-size-complex="10pt" style:font-weight-complex="bold"/>
    </style:style>
    <style:style style:name="P28"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66206e" officeooo:paragraph-rsid="0066206e" style:font-size-asian="8.75pt" style:font-weight-asian="bold" style:font-size-complex="10pt" style:font-weight-complex="bold"/>
    </style:style>
    <style:style style:name="P2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66206e" officeooo:paragraph-rsid="0066206e" style:font-size-asian="8.75pt" style:font-weight-asian="bold" style:font-size-complex="10pt" style:font-weight-complex="bold"/>
    </style:style>
    <style:style style:name="P3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66206e" officeooo:paragraph-rsid="004908c8" style:font-size-asian="8.75pt" style:font-weight-asian="bold" style:font-size-complex="10pt" style:font-weight-complex="bold"/>
    </style:style>
    <style:style style:name="P3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9d73a7" officeooo:paragraph-rsid="009d73a7" style:font-size-asian="8.75pt" style:font-weight-asian="bold" style:font-size-complex="10pt" style:font-weight-complex="bold"/>
    </style:style>
    <style:style style:name="P32" style:family="paragraph" style:parent-style-name="Standard">
      <style:paragraph-properties fo:text-align="start" style:justify-single-word="false"/>
      <style:text-properties style:font-name="Times new Roman" fo:font-size="12pt" style:text-underline-style="none" fo:font-weight="bold" officeooo:rsid="004908c8" officeooo:paragraph-rsid="004908c8" style:font-size-asian="8.75pt" style:font-weight-asian="bold" style:font-size-complex="10pt" style:font-weight-complex="bold"/>
    </style:style>
    <style:style style:name="P33" style:family="paragraph" style:parent-style-name="Standard">
      <style:paragraph-properties fo:text-align="start" style:justify-single-word="false"/>
      <style:text-properties style:font-name="Times new Roman" fo:font-size="8pt" style:text-underline-style="none" fo:font-weight="bold" officeooo:rsid="0085f362" officeooo:paragraph-rsid="0085f362" style:font-size-asian="8.75pt" style:font-weight-asian="bold" style:font-size-complex="10pt" style:font-weight-complex="bold"/>
    </style:style>
    <style:style style:name="P34" style:family="paragraph" style:parent-style-name="Standard">
      <style:paragraph-properties fo:text-align="start" style:justify-single-word="false"/>
      <style:text-properties style:font-name="Times new Roman" fo:font-size="8pt" style:text-underline-style="none" fo:font-weight="bold" officeooo:rsid="008e134e" officeooo:paragraph-rsid="0085f362" style:font-size-asian="8.75pt" style:font-weight-asian="bold" style:font-size-complex="10pt" style:font-weight-complex="bold"/>
    </style:style>
    <style:style style:name="P35" style:family="paragraph" style:parent-style-name="Standard">
      <style:paragraph-properties fo:text-align="start" style:justify-single-word="false"/>
      <style:text-properties style:font-name="Times new Roman" fo:font-size="8pt" style:text-underline-style="none" fo:font-weight="bold" officeooo:rsid="008e134e" officeooo:paragraph-rsid="00b28973" style:font-size-asian="8.75pt" style:font-weight-asian="bold" style:font-size-complex="10pt" style:font-weight-complex="bold"/>
    </style:style>
    <style:style style:name="P36" style:family="paragraph" style:parent-style-name="Standard">
      <style:paragraph-properties fo:text-align="start" style:justify-single-word="false"/>
      <style:text-properties style:font-name="Times new Roman" fo:font-size="8pt" style:text-underline-style="none" fo:font-weight="bold" officeooo:rsid="00937d97" officeooo:paragraph-rsid="008e134e" style:font-size-asian="8.75pt" style:font-weight-asian="bold" style:font-size-complex="10pt" style:font-weight-complex="bold"/>
    </style:style>
    <style:style style:name="P37" style:family="paragraph" style:parent-style-name="Standard">
      <style:paragraph-properties fo:text-align="start" style:justify-single-word="false"/>
      <style:text-properties style:font-name="Times new Roman" fo:font-size="8pt" officeooo:paragraph-rsid="00b2b8ee"/>
    </style:style>
    <style:style style:name="P38" style:family="paragraph" style:parent-style-name="Standard">
      <style:paragraph-properties fo:text-align="center" style:justify-single-word="false"/>
      <style:text-properties style:font-name="Times new Roman" officeooo:rsid="00e16100" officeooo:paragraph-rsid="00e16100"/>
    </style:style>
    <style:style style:name="P39" style:family="paragraph" style:parent-style-name="Standard">
      <style:paragraph-properties fo:text-align="start" style:justify-single-word="false"/>
      <style:text-properties officeooo:paragraph-rsid="00f52845"/>
    </style:style>
    <style:style style:name="P40" style:family="paragraph" style:parent-style-name="Standard" style:list-style-name="L2">
      <style:paragraph-properties fo:text-align="center" style:justify-single-word="false"/>
      <style:text-properties fo:font-weight="normal" officeooo:paragraph-rsid="00810d4d" style:font-weight-asian="normal" style:font-weight-complex="normal"/>
    </style:style>
    <style:style style:name="P41" style:family="paragraph" style:parent-style-name="Standard">
      <style:paragraph-properties fo:text-align="start" style:justify-single-word="false"/>
      <style:text-properties style:font-name="Times New Roman" fo:font-size="10.3999996185303pt" style:text-underline-style="none" fo:font-weight="bold" officeooo:rsid="00be6a09" officeooo:paragraph-rsid="00be6a09" style:font-size-asian="8.75pt" style:font-weight-asian="bold" style:font-size-complex="10pt" style:font-weight-complex="bold" loext:padding="0cm" loext:border="none"/>
    </style:style>
    <style:style style:name="P42" style:family="paragraph" style:parent-style-name="Standard">
      <style:paragraph-properties fo:text-align="start" style:justify-single-word="false"/>
      <style:text-properties style:font-name="Times New Roman" fo:font-size="10.3999996185303pt" style:text-underline-style="none" fo:font-weight="bold" officeooo:rsid="00be6a09" officeooo:paragraph-rsid="00c13476" style:font-size-asian="8.75pt" style:font-weight-asian="bold" style:font-size-complex="10pt" style:font-weight-complex="bold" loext:padding="0cm" loext:border="none"/>
    </style:style>
    <style:style style:name="P43" style:family="paragraph" style:parent-style-name="Preformatted_20_Text">
      <style:paragraph-properties fo:text-align="start" style:justify-single-word="false"/>
      <style:text-properties style:font-name="Ubuntu Mono" fo:font-size="10.3999996185303pt" style:text-underline-style="none" fo:font-weight="bold" officeooo:rsid="008e134e" officeooo:paragraph-rsid="00b0d744" style:font-size-asian="8.75pt" style:font-weight-asian="bold" style:font-size-complex="10pt" style:font-weight-complex="bold" loext:padding="0cm" loext:border="none"/>
    </style:style>
    <style:style style:name="P44" style:family="paragraph" style:parent-style-name="Preformatted_20_Text">
      <style:paragraph-properties fo:text-align="center" style:justify-single-word="false"/>
      <style:text-properties style:font-name="Ubuntu Mono" fo:font-size="10.3999996185303pt" style:text-underline-style="none" fo:font-weight="bold" officeooo:rsid="008e134e" officeooo:paragraph-rsid="00b0d744" style:font-size-asian="8.75pt" style:font-weight-asian="bold" style:font-size-complex="10pt" style:font-weight-complex="bold" loext:padding="0cm" loext:border="none"/>
    </style:style>
    <style:style style:name="P45" style:family="paragraph" style:parent-style-name="Preformatted_20_Text">
      <style:paragraph-properties fo:text-align="start" style:justify-single-word="false"/>
      <style:text-properties style:font-name="Times new Roman" fo:font-size="8pt" style:text-underline-style="none" fo:font-weight="bold" officeooo:rsid="008e134e" officeooo:paragraph-rsid="0091e3ec" style:font-size-asian="8.75pt" style:font-weight-asian="bold" style:font-size-complex="10pt" style:font-weight-complex="bold" loext:padding="0cm" loext:border="none"/>
    </style:style>
    <style:style style:name="P46" style:family="paragraph" style:parent-style-name="Preformatted_20_Text">
      <style:paragraph-properties fo:text-align="center" style:justify-single-word="false"/>
      <style:text-properties style:font-name="Times new Roman" fo:font-size="8pt" style:text-underline-style="none" fo:font-weight="bold" officeooo:rsid="008e134e" officeooo:paragraph-rsid="0091e3ec" style:font-size-asian="8.75pt" style:font-weight-asian="bold" style:font-size-complex="10pt" style:font-weight-complex="bold" loext:padding="0cm" loext:border="none"/>
    </style:style>
    <style:style style:name="P47" style:family="paragraph" style:parent-style-name="Preformatted_20_Text">
      <style:paragraph-properties fo:margin-top="0cm" fo:margin-bottom="0cm" loext:contextual-spacing="false" fo:padding="0cm" fo:border="none"/>
      <style:text-properties style:font-name="Ubuntu Mono" fo:font-size="10.3999996185303pt" officeooo:paragraph-rsid="0091e3ec" loext:padding="0cm" loext:border="none"/>
    </style:style>
    <style:style style:name="P48" style:family="paragraph" style:parent-style-name="Preformatted_20_Text">
      <style:paragraph-properties fo:margin-top="0cm" fo:margin-bottom="0cm" loext:contextual-spacing="false" fo:text-align="center" style:justify-single-word="false" fo:padding="0cm" fo:border="none"/>
      <style:text-properties style:font-name="Ubuntu Mono" fo:font-size="10.3999996185303pt" loext:padding="0cm" loext:border="none"/>
    </style:style>
    <style:style style:name="P49" style:family="paragraph" style:parent-style-name="Preformatted_20_Text">
      <style:paragraph-properties fo:margin-top="0cm" fo:margin-bottom="0cm" loext:contextual-spacing="false" fo:text-align="center" style:justify-single-word="false" fo:padding="0cm" fo:border="none"/>
      <style:text-properties style:font-name="Ubuntu Mono" fo:font-size="10.3999996185303pt" officeooo:paragraph-rsid="0091e3ec" loext:padding="0cm" loext:border="none"/>
    </style:style>
    <style:style style:name="P50" style:family="paragraph" style:parent-style-name="Preformatted_20_Text">
      <style:paragraph-properties fo:margin-top="0cm" fo:margin-bottom="0cm" loext:contextual-spacing="false" fo:text-align="start" style:justify-single-word="false" fo:padding="0cm" fo:border="none"/>
      <style:text-properties style:font-name="Times new Roman" fo:font-size="8pt" style:text-underline-style="none" fo:font-weight="bold" officeooo:rsid="008e134e" officeooo:paragraph-rsid="0091e3ec" style:font-size-asian="8.75pt" style:font-weight-asian="bold" style:font-size-complex="10pt" style:font-weight-complex="bold" loext:padding="0cm" loext:border="none"/>
    </style:style>
    <style:style style:name="P51" style:family="paragraph" style:parent-style-name="Footer">
      <style:paragraph-properties fo:text-align="start" style:justify-single-word="false"/>
      <style:text-properties officeooo:rsid="00e16100" officeooo:paragraph-rsid="00e16100"/>
    </style:style>
    <style:style style:name="T1" style:family="text">
      <style:text-properties style:text-position="super 58%"/>
    </style:style>
    <style:style style:name="T2" style:family="text">
      <style:text-properties officeooo:rsid="00053e85"/>
    </style:style>
    <style:style style:name="T3" style:family="text">
      <style:text-properties officeooo:rsid="00056a66"/>
    </style:style>
    <style:style style:name="T4" style:family="text">
      <style:text-properties officeooo:rsid="00068afe"/>
    </style:style>
    <style:style style:name="T5" style:family="text">
      <style:text-properties officeooo:rsid="0008726b"/>
    </style:style>
    <style:style style:name="T6" style:family="text">
      <style:text-properties fo:font-weight="bold" style:font-weight-asian="bold" style:font-weight-complex="bold"/>
    </style:style>
    <style:style style:name="T7" style:family="text">
      <style:text-properties fo:font-weight="bold" officeooo:rsid="0008726b" style:font-weight-asian="bold" style:font-weight-complex="bold"/>
    </style:style>
    <style:style style:name="T8" style:family="text">
      <style:text-properties fo:font-weight="bold" officeooo:rsid="000a1ab4" style:font-weight-asian="bold" style:font-weight-complex="bold"/>
    </style:style>
    <style:style style:name="T9" style:family="text">
      <style:text-properties fo:font-weight="bold" officeooo:rsid="000e880d" style:font-weight-asian="bold" style:font-weight-complex="bold"/>
    </style:style>
    <style:style style:name="T10" style:family="text">
      <style:text-properties fo:font-weight="bold" officeooo:rsid="001ac0d5" style:font-weight-asian="bold" style:font-weight-complex="bold"/>
    </style:style>
    <style:style style:name="T11" style:family="text">
      <style:text-properties fo:font-weight="bold" officeooo:rsid="00125220" style:font-weight-asian="bold" style:font-weight-complex="bold"/>
    </style:style>
    <style:style style:name="T12" style:family="text">
      <style:text-properties fo:font-weight="bold" officeooo:rsid="0024152c" style:font-weight-asian="bold" style:font-weight-complex="bold"/>
    </style:style>
    <style:style style:name="T13" style:family="text">
      <style:text-properties fo:font-weight="bold" officeooo:rsid="0036337e" style:font-weight-asian="bold" style:font-weight-complex="bold"/>
    </style:style>
    <style:style style:name="T14" style:family="text">
      <style:text-properties fo:font-weight="bold" officeooo:rsid="00494942" style:font-weight-asian="bold" style:font-weight-complex="bold"/>
    </style:style>
    <style:style style:name="T15" style:family="text">
      <style:text-properties fo:font-weight="bold" officeooo:rsid="009e524f"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8a7dc3" style:font-weight-asian="normal" style:font-weight-complex="normal"/>
    </style:style>
    <style:style style:name="T18" style:family="text">
      <style:text-properties fo:font-weight="normal" officeooo:rsid="008ccf09" style:font-weight-asian="normal" style:font-weight-complex="normal"/>
    </style:style>
    <style:style style:name="T19" style:family="text">
      <style:text-properties fo:font-weight="normal" officeooo:rsid="00937d97" style:font-weight-asian="normal" style:font-weight-complex="normal"/>
    </style:style>
    <style:style style:name="T20" style:family="text">
      <style:text-properties fo:font-weight="normal" officeooo:rsid="00ae1c0f" style:font-weight-asian="normal" style:font-weight-complex="normal"/>
    </style:style>
    <style:style style:name="T21" style:family="text">
      <style:text-properties fo:font-weight="normal" officeooo:rsid="00ae44e3" style:font-weight-asian="normal" style:font-weight-complex="normal"/>
    </style:style>
    <style:style style:name="T22" style:family="text">
      <style:text-properties fo:font-weight="normal" officeooo:rsid="00af121e" style:font-weight-asian="normal" style:font-weight-complex="normal"/>
    </style:style>
    <style:style style:name="T23" style:family="text">
      <style:text-properties fo:font-weight="normal" officeooo:rsid="00beb268" style:font-weight-asian="normal" style:font-weight-complex="normal"/>
    </style:style>
    <style:style style:name="T24" style:family="text">
      <style:text-properties fo:font-weight="normal" officeooo:rsid="00c0ca11" style:font-weight-asian="normal" style:font-weight-complex="normal"/>
    </style:style>
    <style:style style:name="T25" style:family="text">
      <style:text-properties fo:font-weight="normal" officeooo:rsid="00c13476" style:font-weight-asian="normal" style:font-weight-complex="normal"/>
    </style:style>
    <style:style style:name="T26" style:family="text">
      <style:text-properties fo:font-weight="normal" officeooo:rsid="00c3e92d" style:font-weight-asian="normal" style:font-weight-complex="normal"/>
    </style:style>
    <style:style style:name="T27" style:family="text">
      <style:text-properties fo:font-weight="normal" officeooo:rsid="00c4344f" style:font-weight-asian="normal" style:font-weight-complex="normal"/>
    </style:style>
    <style:style style:name="T28" style:family="text">
      <style:text-properties fo:font-weight="normal" officeooo:rsid="00c4fa60" style:font-weight-asian="normal" style:font-weight-complex="normal"/>
    </style:style>
    <style:style style:name="T29" style:family="text">
      <style:text-properties fo:font-weight="normal" style:font-size-asian="8pt" style:font-weight-asian="normal" style:font-size-complex="8pt" style:font-weight-complex="normal"/>
    </style:style>
    <style:style style:name="T30" style:family="text">
      <style:text-properties fo:font-weight="normal" officeooo:rsid="008a7dc3" style:font-size-asian="8pt" style:font-weight-asian="normal" style:font-size-complex="8pt" style:font-weight-complex="normal"/>
    </style:style>
    <style:style style:name="T31" style:family="text">
      <style:text-properties officeooo:rsid="000a1ab4"/>
    </style:style>
    <style:style style:name="T32" style:family="text">
      <style:text-properties officeooo:rsid="000e522f"/>
    </style:style>
    <style:style style:name="T33" style:family="text">
      <style:text-properties officeooo:rsid="000e880d"/>
    </style:style>
    <style:style style:name="T34" style:family="text">
      <style:text-properties style:text-position="sub 58%" fo:font-weight="bold" officeooo:rsid="000f025e" style:font-weight-asian="bold" style:font-weight-complex="bold"/>
    </style:style>
    <style:style style:name="T35" style:family="text">
      <style:text-properties style:text-position="sub 58%" fo:font-weight="bold" officeooo:rsid="0014030c" style:font-weight-asian="bold" style:font-weight-complex="bold"/>
    </style:style>
    <style:style style:name="T36" style:family="text">
      <style:text-properties style:text-position="sub 58%" officeooo:rsid="0014030c"/>
    </style:style>
    <style:style style:name="T37" style:family="text">
      <style:text-properties officeooo:rsid="0010c229"/>
    </style:style>
    <style:style style:name="T38" style:family="text">
      <style:text-properties officeooo:rsid="00125220"/>
    </style:style>
    <style:style style:name="T39" style:family="text">
      <style:text-properties style:font-name="Times new Roman" fo:font-size="10pt" style:text-underline-style="none" fo:font-weight="normal" officeooo:rsid="00bb77f1" style:font-size-asian="8.75pt" style:font-weight-asian="normal" style:font-size-complex="10pt" style:font-weight-complex="normal"/>
    </style:style>
    <style:style style:name="T40" style:family="text">
      <style:text-properties style:font-name="Times new Roman" fo:font-size="10pt" style:text-underline-style="none" fo:font-weight="normal" officeooo:rsid="00cce7d3" style:font-size-asian="8.75pt" style:font-weight-asian="normal" style:font-size-complex="10pt" style:font-weight-complex="normal"/>
    </style:style>
    <style:style style:name="T41" style:family="text">
      <style:text-properties style:font-name="Times new Roman" fo:font-size="10pt" style:text-underline-style="none" fo:font-weight="normal" officeooo:rsid="004908c8" style:font-size-asian="10pt" style:font-weight-asian="normal" style:font-size-complex="10pt" style:font-weight-complex="normal"/>
    </style:style>
    <style:style style:name="T42" style:family="text">
      <style:text-properties style:font-name="Times new Roman" fo:font-size="10pt" style:text-underline-style="none" fo:font-weight="normal" officeooo:rsid="0066206e" style:font-size-asian="10pt" style:font-weight-asian="normal" style:font-size-complex="10pt" style:font-weight-complex="normal"/>
    </style:style>
    <style:style style:name="T43" style:family="text">
      <style:text-properties style:font-name="Times new Roman" fo:font-size="10pt" style:text-underline-style="none" fo:font-weight="normal" officeooo:rsid="00802e2c" style:font-size-asian="10pt" style:font-weight-asian="normal" style:font-size-complex="10pt" style:font-weight-complex="normal"/>
    </style:style>
    <style:style style:name="T44" style:family="text">
      <style:text-properties style:font-name="Times new Roman" fo:font-size="10pt" style:text-underline-style="none" fo:font-weight="bold" officeooo:rsid="007dacb5" style:font-size-asian="10pt" style:font-weight-asian="bold" style:font-size-complex="10pt" style:font-weight-complex="bold"/>
    </style:style>
    <style:style style:name="T45" style:family="text">
      <style:text-properties style:font-name="Times new Roman" fo:font-size="10pt" style:text-underline-style="none" officeooo:rsid="0066206e" style:font-size-asian="10pt" style:font-size-complex="10pt"/>
    </style:style>
    <style:style style:name="T46" style:family="text">
      <style:text-properties style:font-name="Times new Roman" fo:font-size="10pt" style:text-underline-style="none" officeooo:rsid="00a1fcb0" style:font-size-asian="10pt" style:font-size-complex="10pt"/>
    </style:style>
    <style:style style:name="T47" style:family="text">
      <style:text-properties style:font-name="Times new Roman" fo:font-size="12pt" style:text-underline-style="none" fo:font-weight="bold" officeooo:rsid="006a9c2d" style:font-size-asian="10pt" style:font-weight-asian="bold" style:font-size-complex="10pt" style:font-weight-complex="bold"/>
    </style:style>
    <style:style style:name="T48" style:family="text">
      <style:text-properties style:font-name="Times new Roman" fo:font-size="12pt" style:text-underline-style="none" fo:font-weight="bold" officeooo:rsid="0066206e" style:font-size-asian="10pt" style:font-weight-asian="bold" style:font-size-complex="10pt" style:font-weight-complex="bold"/>
    </style:style>
    <style:style style:name="T49" style:family="text">
      <style:text-properties style:font-name="Times new Roman" fo:font-size="12pt" style:text-underline-style="none" fo:font-weight="bold" officeooo:rsid="007dacb5" style:font-size-asian="10pt" style:font-weight-asian="bold" style:font-size-complex="10pt" style:font-weight-complex="bold"/>
    </style:style>
    <style:style style:name="T50" style:family="text">
      <style:text-properties style:font-name="Times new Roman" fo:font-size="12pt" style:text-underline-style="none" fo:font-weight="bold" officeooo:rsid="006b685a" style:font-size-asian="10pt" style:font-weight-asian="bold" style:font-size-complex="10pt" style:font-weight-complex="bold"/>
    </style:style>
    <style:style style:name="T51" style:family="text">
      <style:text-properties style:font-name="Times new Roman" fo:font-size="12pt" style:text-underline-style="none" fo:font-weight="bold" officeooo:rsid="00675488" style:font-size-asian="10pt" style:font-weight-asian="bold" style:font-size-complex="10pt" style:font-weight-complex="bold"/>
    </style:style>
    <style:style style:name="T52" style:family="text">
      <style:text-properties style:font-name="Times new Roman" fo:font-size="12pt" style:text-underline-style="none" fo:font-weight="bold" officeooo:rsid="007dd585" style:font-size-asian="10pt" style:font-weight-asian="bold" style:font-size-complex="10pt" style:font-weight-complex="bold"/>
    </style:style>
    <style:style style:name="T53" style:family="text">
      <style:text-properties style:font-name="Times new Roman" fo:font-size="12pt" style:text-underline-style="none" fo:font-weight="normal" officeooo:rsid="009c6876" style:font-size-asian="10pt" style:font-weight-asian="normal" style:font-size-complex="10pt" style:font-weight-complex="normal"/>
    </style:style>
    <style:style style:name="T54" style:family="text">
      <style:text-properties officeooo:rsid="001ac0d5"/>
    </style:style>
    <style:style style:name="T55" style:family="text">
      <style:text-properties officeooo:rsid="001c731b"/>
    </style:style>
    <style:style style:name="T56" style:family="text">
      <style:text-properties officeooo:rsid="001de0a8"/>
    </style:style>
    <style:style style:name="T57" style:family="text">
      <style:text-properties officeooo:rsid="0024152c"/>
    </style:style>
    <style:style style:name="T58" style:family="text">
      <style:text-properties officeooo:rsid="002797fa"/>
    </style:style>
    <style:style style:name="T59" style:family="text">
      <style:text-properties officeooo:rsid="002bccc6"/>
    </style:style>
    <style:style style:name="T60" style:family="text">
      <style:text-properties officeooo:rsid="00339664"/>
    </style:style>
    <style:style style:name="T61" style:family="text">
      <style:text-properties officeooo:rsid="0036337e"/>
    </style:style>
    <style:style style:name="T62" style:family="text">
      <style:text-properties fo:language="en" fo:country="GB" loext:padding="0cm" loext:border="none"/>
    </style:style>
    <style:style style:name="T63" style:family="text">
      <style:text-properties loext:padding="0cm" loext:border="none"/>
    </style:style>
    <style:style style:name="T64" style:family="text">
      <style:text-properties officeooo:rsid="0041ee83"/>
    </style:style>
    <style:style style:name="T65" style:family="text">
      <style:text-properties officeooo:rsid="004908c8"/>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fo:font-weight="bold" officeooo:rsid="00056a66" style:font-weight-asian="bold" style:font-weight-complex="bold"/>
    </style:style>
    <style:style style:name="T68" style:family="text">
      <style:text-properties officeooo:rsid="00494942"/>
    </style:style>
    <style:style style:name="T69" style:family="text">
      <style:text-properties fo:font-size="10pt" style:text-underline-style="none" fo:font-weight="normal" officeooo:rsid="00b28973" style:font-size-asian="8.75pt" style:font-weight-asian="normal" style:font-size-complex="10pt" style:font-weight-complex="normal"/>
    </style:style>
    <style:style style:name="T70" style:family="text">
      <style:text-properties fo:font-size="10pt" style:text-underline-style="none" fo:font-weight="normal" officeooo:rsid="00b465a9" style:font-size-asian="8.75pt" style:font-weight-asian="normal" style:font-size-complex="10pt" style:font-weight-complex="normal"/>
    </style:style>
    <style:style style:name="T71" style:family="text">
      <style:text-properties fo:font-size="10pt" style:text-underline-style="none" fo:font-weight="normal" officeooo:rsid="00bb77f1" style:font-size-asian="8.75pt" style:font-weight-asian="normal" style:font-size-complex="10pt" style:font-weight-complex="normal"/>
    </style:style>
    <style:style style:name="T72" style:family="text">
      <style:text-properties fo:font-size="10pt" style:text-underline-style="none" fo:font-weight="normal" officeooo:rsid="00cce7d3" style:font-size-asian="8.75pt" style:font-weight-asian="normal" style:font-size-complex="10pt" style:font-weight-complex="normal"/>
    </style:style>
    <style:style style:name="T73" style:family="text">
      <style:text-properties officeooo:rsid="00773aee"/>
    </style:style>
    <style:style style:name="T74" style:family="text">
      <style:text-properties officeooo:rsid="007aca54"/>
    </style:style>
    <style:style style:name="T75" style:family="text">
      <style:text-properties officeooo:rsid="007c77b9"/>
    </style:style>
    <style:style style:name="T76" style:family="text">
      <style:text-properties style:font-size-asian="8pt" style:font-size-complex="8pt"/>
    </style:style>
    <style:style style:name="T77" style:family="text">
      <style:text-properties officeooo:rsid="00125220" style:font-size-asian="8pt" style:font-size-complex="8pt"/>
    </style:style>
    <style:style style:name="T78" style:family="text">
      <style:text-properties officeooo:rsid="0088ccf7" style:font-size-asian="8pt" style:font-size-complex="8pt"/>
    </style:style>
    <style:style style:name="T79" style:family="text">
      <style:text-properties officeooo:rsid="008b8f46" style:font-size-asian="8pt" style:font-size-complex="8pt"/>
    </style:style>
    <style:style style:name="T80" style:family="text">
      <style:text-properties officeooo:rsid="008b8f46"/>
    </style:style>
    <style:style style:name="T81" style:family="text">
      <style:text-properties style:font-name="Ubuntu Mono" fo:font-size="10.3999996185303pt" fo:font-weight="normal" officeooo:rsid="008ccf09" style:font-weight-asian="normal" style:font-weight-complex="normal"/>
    </style:style>
    <style:style style:name="T82" style:family="text">
      <style:text-properties style:font-name="Ubuntu Mono" fo:font-size="10.3999996185303pt" fo:font-weight="normal" officeooo:rsid="0091e3ec" style:font-weight-asian="normal" style:font-weight-complex="normal"/>
    </style:style>
    <style:style style:name="T83" style:family="text">
      <style:text-properties style:text-underline-style="none" fo:font-weight="normal" officeooo:rsid="0091e3ec" style:font-size-asian="8.75pt" style:font-weight-asian="normal" style:font-size-complex="10pt" style:font-weight-complex="normal"/>
    </style:style>
    <style:style style:name="T84" style:family="text">
      <style:text-properties style:text-underline-style="none" fo:font-weight="normal" officeooo:rsid="008ccf09" style:font-size-asian="8.75pt" style:font-weight-asian="normal" style:font-size-complex="10pt" style:font-weight-complex="normal"/>
    </style:style>
    <style:style style:name="T85" style:family="text">
      <style:text-properties officeooo:rsid="00982ebe" fo:background-color="transparent" loext:char-shading-value="0"/>
    </style:style>
    <style:style style:name="T86" style:family="text">
      <style:text-properties officeooo:rsid="009d73a7" fo:background-color="transparent" loext:char-shading-value="0"/>
    </style:style>
    <style:style style:name="T87" style:family="text">
      <style:text-properties officeooo:rsid="009e524f" fo:background-color="transparent" loext:char-shading-value="0"/>
    </style:style>
    <style:style style:name="T88" style:family="text">
      <style:text-properties officeooo:rsid="00a2707a" fo:background-color="transparent" loext:char-shading-value="0"/>
    </style:style>
    <style:style style:name="T89" style:family="text">
      <style:text-properties officeooo:rsid="00a43a09" fo:background-color="transparent" loext:char-shading-value="0"/>
    </style:style>
    <style:style style:name="T90" style:family="text">
      <style:text-properties officeooo:rsid="00a21d89" fo:background-color="transparent" loext:char-shading-value="0"/>
    </style:style>
    <style:style style:name="T91" style:family="text">
      <style:text-properties officeooo:rsid="00a51fb2" fo:background-color="transparent" loext:char-shading-value="0"/>
    </style:style>
    <style:style style:name="T92" style:family="text">
      <style:text-properties officeooo:rsid="00a62dde" fo:background-color="transparent" loext:char-shading-value="0"/>
    </style:style>
    <style:style style:name="T93" style:family="text">
      <style:text-properties officeooo:rsid="00a79770" fo:background-color="transparent" loext:char-shading-value="0"/>
    </style:style>
    <style:style style:name="T94" style:family="text">
      <style:text-properties officeooo:rsid="00a903b8" fo:background-color="transparent" loext:char-shading-value="0"/>
    </style:style>
    <style:style style:name="T95" style:family="text">
      <style:text-properties officeooo:rsid="00bc18db"/>
    </style:style>
    <style:style style:name="T96" style:family="text">
      <style:text-properties officeooo:rsid="00beb268"/>
    </style:style>
    <style:style style:name="T97" style:family="text">
      <style:text-properties officeooo:rsid="00c13476"/>
    </style:style>
    <style:style style:name="T98" style:family="text">
      <style:text-properties officeooo:rsid="00c4fa60"/>
    </style:style>
    <style:style style:name="T99" style:family="text">
      <style:text-properties officeooo:rsid="00cce7d3"/>
    </style:style>
    <style:style style:name="T100" style:family="text">
      <style:text-properties officeooo:rsid="00d41643"/>
    </style:style>
    <style:style style:name="T101" style:family="text">
      <style:text-properties officeooo:rsid="00e28f2e"/>
    </style:style>
    <style:style style:name="T102" style:family="text">
      <style:text-properties style:font-name="Times New Roma" fo:language="en" fo:country="GB" loext:padding="0cm" loext:border="none"/>
    </style:style>
    <style:style style:name="T103" style:family="text">
      <style:text-properties style:font-name="Times New Roma" loext:padding="0cm" loext:border="none"/>
    </style:style>
    <style:style style:name="T104" style:family="text">
      <style:text-properties style:font-name="Times New Roma" fo:font-size="10pt" fo:language="en" fo:country="GB" style:font-size-asian="10pt" style:font-size-complex="10pt" loext:padding="0cm" loext:border="none"/>
    </style:style>
    <style:style style:name="T105" style:family="text">
      <style:text-properties style:font-name="Times New Roma" fo:font-size="10pt" fo:language="en" fo:country="GB" style:font-size-asian="8pt" style:font-size-complex="8pt" loext:padding="0cm" loext:border="none"/>
    </style:style>
    <style:style style:name="T106" style:family="text">
      <style:text-properties style:font-name="Times New Roma" fo:font-size="10pt" style:font-size-asian="10pt" style:font-size-complex="10pt" loext:padding="0cm" loext:border="none"/>
    </style:style>
    <style:style style:name="T107" style:family="text">
      <style:text-properties style:font-name="Times New Roma" fo:font-size="10pt" style:font-size-asian="8pt" style:font-size-complex="8pt" loext:padding="0cm" loext:border="none"/>
    </style:style>
    <style:style style:name="T108" style:family="text">
      <style:text-properties style:font-name="Times New Roma" fo:font-size="8pt" fo:language="en" fo:country="GB" style:font-size-asian="8pt" style:font-size-complex="8pt" loext:padding="0cm" loext:border="none"/>
    </style:style>
    <style:style style:name="T109" style:family="text">
      <style:text-properties style:font-name="Times New Roma" fo:font-size="8pt" style:font-size-asian="8pt" style:font-size-complex="8pt" loext:padding="0cm" loext:border="non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O3091 Computational Intelligence and Sof<text:span text:style-name="T3">t</text:span>ware Engineering </text:p>
      <text:p text:style-name="P4"/>
      <text:p text:style-name="P4"/>
      <text:p text:style-name="P4"/>
      <text:p text:style-name="P4">Coursework 1 – Optimising Al<text:span text:style-name="T3">g</text:span>orithms </text:p>
      <text:p text:style-name="P4"/>
      <text:p text:style-name="P4"/>
      <text:p text:style-name="P4">Author: Mohamed Mubaarak</text:p>
      <text:p text:style-name="P4"><text:span text:style-name="T2">User: </text:span>mm698 <text:s text:c="2"/>// 149025232</text:p>
      <text:p text:style-name="P4"/>
      <text:p text:style-name="P4"/>
      <text:p text:style-name="P4"/>
      <text:p text:style-name="P4">Deadline 31<text:span text:style-name="T1">st</text:span> October 2017, 23:59</text:p>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8"/>
      <text:p text:style-name="P4"/>
      <text:p text:style-name="P5"><text:span text:style-name="T66">Question </text:span><text:span text:style-name="T67">1 : Performing the runs of the evolutionary algorithm.</text:span></text:p>
      <text:p text:style-name="P6"/>
      <text:p text:style-name="P8"><text:span text:style-name="T4">The evolutionary algorithm was ran a number of times under different combinations of the parameters that are to be investigated in this experiment in order to see if various combinations resulted in varying levels of fitness of the final solution. These parameters are as follows: </text:span></text:p>
      <text:p text:style-name="P8"/>
      <text:p text:style-name="P8"><text:span text:style-name="T4"><text:tab/><text:tab/></text:span></text:p>
      <text:p text:style-name="P10"><text:span text:style-name="T4">- The rate of crossover labelled as </text:span><text:span text:style-name="T7">crossOverRate</text:span></text:p>
      <text:p text:style-name="P9"><text:span text:style-name="T7"><text:tab/><text:tab/><text:tab/><text:tab/></text:span><text:span text:style-name="T5">- The size of the population labelled as </text:span><text:span text:style-name="T7">Alpha</text:span></text:p>
      <text:p text:style-name="P9"><text:tab/><text:tab/><text:tab/><text:tab/>- <text:span text:style-name="T5">The number of parents per generation is referred to as </text:span><text:span text:style-name="T8">mu</text:span></text:p>
      <text:p text:style-name="P9"><text:span text:style-name="T8"><text:tab/><text:tab/><text:tab/><text:tab/></text:span><text:span text:style-name="T31">- The number of offspring per generation as </text:span><text:span text:style-name="T8">Lambda</text:span></text:p>
      <text:p text:style-name="P9"><text:span text:style-name="T8"/></text:p>
      <text:p text:style-name="P11">Throughout the duration of the investigation, all other factors and variables will remain constant <text:span text:style-name="T32">and unchanged. The experiment is conducted numerous times with a configuration file that that consists of different values for the cross over rate, population size, number of parents per generation and offspring in each respective generation. This experiment conducts the effects of two varying <text:s/>crossover rates on two populations labelled as </text:span><text:span text:style-name="T9">Alpha</text:span><text:span text:style-name="T34">1</text:span><text:span text:style-name="T9"> = mu</text:span><text:span text:style-name="T34">1</text:span><text:span text:style-name="T9"> = lambda</text:span><text:span text:style-name="T34">1</text:span><text:span text:style-name="T9"> </text:span><text:span text:style-name="T33"><text:s/>and </text:span><text:span text:style-name="T9">Alpha</text:span><text:span text:style-name="T34">2</text:span><text:span text:style-name="T9"> = mu</text:span><text:span text:style-name="T34">2</text:span><text:span text:style-name="T9"> = lambda</text:span><text:span text:style-name="T34">2</text:span><text:span text:style-name="T33">.</text:span><text:span text:style-name="T6"> </text:span><text:span text:style-name="T37">Below is an outline for the different combinations of the parameters used in each run (which is also stated in each of the required configuration files for each run):</text:span></text:p>
      <text:p text:style-name="P11"/>
      <text:p text:style-name="P12"><text:tab/><text:tab/>1.<text:tab/>(Alpha<text:span text:style-name="T36">1</text:span> = mu<text:span text:style-name="T36">1</text:span> = <text:s/>lambda<text:span text:style-name="T36">1 </text:span>) = 5 <text:s/>&amp; CrossOverRate = 0.8</text:p>
      <text:p text:style-name="P12"><text:tab/><text:tab/>2.<text:tab/>(Alpha<text:span text:style-name="T36">1</text:span> = mu<text:span text:style-name="T36">1</text:span> = lambda<text:span text:style-name="T36">1 </text:span>) = 5 <text:s/>&amp; CrossOverRate = 0.42</text:p>
      <text:p text:style-name="P12"><text:tab/><text:tab/>3.<text:tab/>(Alpha<text:span text:style-name="T36">2</text:span>= mu<text:span text:style-name="T36">2</text:span> = <text:s/>lambda<text:span text:style-name="T36">2</text:span>) = 137 <text:s/>&amp; CrossOverRate =0.8</text:p>
      <text:p text:style-name="P12"><text:tab/><text:tab/>4.<text:tab/>(Alpha<text:span text:style-name="T36">2</text:span> = mu<text:span text:style-name="T36">2</text:span> = <text:s/>lambda<text:span text:style-name="T36">2</text:span>) = 137 &amp; CrossOverRate =0.42</text:p>
      <text:p text:style-name="P13"><text:span text:style-name="T7"/></text:p>
      <text:p text:style-name="P13"/>
      <text:p text:style-name="P13"/>
      <text:p text:style-name="P14">In order to perform <text:span text:style-name="T54">the runs, <text:s/>a java class named </text:span><text:span text:style-name="T10">ConfigParser.java </text:span><text:span text:style-name="T55">was created to generate the 4 different configuration files that incorporate the combinations of parameters mentioned above along with a seed that would be used to randomise the selection. This java class uses a DOM parsing method to modify an example template xml configuration file and with the assistance of <text:s/>loops and if statements, functions to navigate to the respective tag locations (e.g <text:s/>&lt;property name="alpha"&gt;5&lt;/property&gt;) and modify the parameters with an alternate value that is to be evaluated in each run of the experiment. In addition to this, a second loop was used in which a variable (namely ‘i’) would increment from 1 to 30 in 4 loops to simulate the usage of a seed, such that, 30 files would be produced for each combination of parameters stated above, each with a different seed. The name scheme used to name the generated configuration files gives an indication of the parameters used to form the file itself.</text:span></text:p>
      <text:p text:style-name="P14"/>
      <text:p text:style-name="P15"><text:tab/>For example here is a random configuration file that’s generated <text:span text:style-name="T58">as a result and it is</text:span> named “<text:span text:style-name="T6">conf13708_17.txt</text:span>”. What this means is that this is a configuration file that uses 137 for its <text:span text:style-name="T6">population value </text:span><text:span text:style-name="T11">(Alpha</text:span><text:span text:style-name="T35">2</text:span><text:span text:style-name="T11">= mu</text:span><text:span text:style-name="T35">2</text:span><text:span text:style-name="T11"> = <text:s/>lambda</text:span><text:span text:style-name="T35">2</text:span><text:span text:style-name="T11">)</text:span><text:span text:style-name="T38">, </text:span>0.8 for its <text:span text:style-name="T6">CrossOverRate</text:span> and, in this example, a <text:span text:style-name="T6">seed</text:span> of 17. This example in particular uses the third combination of parameters used in the experiment. <text:span text:style-name="T56">The same naming scheme is used for the 120 configuration text files that are generated with a single execution of the java class ConfigParser.java.</text:span></text:p>
      <text:p text:style-name="P15"><text:tab/><text:span text:style-name="T57">Next, a short bash script </text:span><text:span text:style-name="T12">named</text:span><text:span text:style-name="T57"> “</text:span><text:span text:style-name="T12">script.sh</text:span><text:span text:style-name="T57">” functions to take every file generated in the configurations folder/directory and runs each configuration (with debug echo output stating which file is being ran in command-line) into OPT4J which is the tool that is going to be used to run each iteration of the algorithm along with its configuration.</text:span></text:p>
      <text:p text:style-name="P16"><text:span text:style-name="T59">The configuration files are generated in such a way that when they are ran in OPT4J are designed to create output files as results of running the algorithm with the combination of parameters and a random seed into a folder named “outputs” as tab separated values (.tsv) following the same naming scheme used to name the configuration files. This generates a total of 120 output files since only one configuration is able to generate output for one set of results consisting of 1000 iterations per file, as outlined in every configuration file with the tag “&lt;property name="generations"&gt;1000&lt;/property&gt;”.</text:span></text:p>
      <text:p text:style-name="P16"><text:tab/><text:span text:style-name="T60">The final script is named “</text:span><text:span text:style-name="T13">finalResultsScript.sh” </text:span><text:span text:style-name="T64">and it</text:span><text:span text:style-name="T13"> </text:span><text:span text:style-name="T61">aims to gather all 120 output files and produce 4 final result files in the form of comma separated values (*csv) which consist of the solutions with the best fitness levels and are used to rank the quality of <text:s/>potential solutions generated by the evolutionary algorithm.</text:span></text:p>
      <text:p text:style-name="P15"/>
      <text:p text:style-name="P15"><text:soft-page-break/></text:p>
      <text:p text:style-name="P26"/>
      <text:p text:style-name="P15"/>
      <text:p text:style-name="P15"/>
      <text:p text:style-name="P15"/>
      <text:p text:style-name="P15"/>
      <text:p text:style-name="P27">Question <text:span text:style-name="T65">2 : Performing statistical tests</text:span></text:p>
      <text:p text:style-name="P32"/>
      <text:p text:style-name="P23">The most suitable statistical <text:span text:style-name="T68">test for the project is the </text:span><text:span text:style-name="T14">Friendman Test</text:span><text:span text:style-name="T68">. The reason for this is that the experiment deals with more than 2 groups where the results/solutions form paired data. Here, paired/related data means that there is a one to one relationship between the number of data points in each data set of each group, which <text:s/>in the case of this experiment, is the combination of parameter values. Furthermore, given the objective of this investigation which is </text:span><text:span text:style-name="T14">to evaluate whether different parameter values influence the quality of solutions found by an evolutionary algorithm</text:span><text:span text:style-name="T68">, the reason the Friedman Test is best suitable for this is because the evaluation of N groups is stronger at detecting signficant differences when they exist compared to evaluating two groups per comparison which falls directly in line with the objective of this experiment.</text:span></text:p>
      <text:p text:style-name="P23"><text:tab/><text:span text:style-name="T85">An additional statistical test was condu</text:span><text:span text:style-name="T86">ct</text:span><text:span text:style-name="T85">ed on the matrix of results generated from the evolutionary algorithm </text:span><text:span text:style-name="T87">is the Post-Hoc test for the Friedman Test known as the </text:span><text:span text:style-name="T15">Nemeyi Test</text:span><text:span text:style-name="T87">. </text:span><text:span text:style-name="T88">One advantage of running a </text:span><text:span text:style-name="T89">Post-Hoc</text:span><text:span text:style-name="T90"> statistical test is that it is able to outline which pair of groups are significantly different. </text:span><text:span text:style-name="T91">However, a disadvantage for a Post-Hoc test is that they are considered weaker than a regular Friedman or Kruskal-Wallist test for example. </text:span><text:span text:style-name="T92">This means that they are not as good at detecting the existence of a <text:s/>significant difference between groups even if a significant difference is detected in </text:span><text:span text:style-name="T93">an N group test </text:span><text:span text:style-name="T94">conducted on the same groups </text:span></text:p>
      <text:p text:style-name="P30"/>
      <text:p text:style-name="P28"/>
      <text:p text:style-name="P29">Hypotheses</text:p>
      <text:p text:style-name="P25"/>
      <text:list xml:id="list752495074361450237" text:style-name="L3">
        <text:list-item>
          <text:p text:style-name="P2"><text:span text:style-name="T47">(H0) </text:span><text:span text:style-name="T48">Null Hypothesis: <text:s text:c="2"/></text:span><text:span text:style-name="T49">Group 1 = Group 2 <text:s/></text:span><text:span text:style-name="T44"><text:s/></text:span></text:p>
          <text:p text:style-name="P2"><text:span text:style-name="T42">There is no significant difference in the fitness levels of solutions </text:span><text:span text:style-name="T43">generated by two groups</text:span><text:span text:style-name="T42"> with different rates of crossover and population size.</text:span></text:p>
        </text:list-item>
      </text:list>
      <text:p text:style-name="P25"/>
      <text:list xml:id="list9211948261499246656" text:style-name="L2">
        <text:list-item>
          <text:p text:style-name="P1"><text:span text:style-name="T41"><text:s text:c="2"/></text:span><text:span text:style-name="T53">(</text:span><text:span text:style-name="T50">H1) </text:span><text:span text:style-name="T51">Alternate</text:span><text:span text:style-name="T48"> Hypothesis: <text:s text:c="2"/></text:span><text:span text:style-name="T52">Group 1 ≠ Group 2</text:span></text:p>
          <text:p text:style-name="P40"><text:span text:style-name="T45">There </text:span><text:span text:style-name="T46">exists at least one pair of groups where there is a </text:span><text:span text:style-name="T45"><text:s/>significant difference in the fitness levels of solutions.</text:span></text:p>
        </text:list-item>
      </text:list>
      <text:p text:style-name="P7"/>
      <text:p text:style-name="P17">The null hypothesis is to be <text:span text:style-name="T73">accepted</text:span> upon conducting all the runs <text:span text:style-name="T73">in this experiment</text:span> and discovering no significant difference in the quality of solutions produced by the evolutionary algorithm for main 4 combinations of parameter values. <text:span text:style-name="T74">It indicates that modifying the crossover rate and population size has little to no impact in solutions produced by the evolutionary algorithm and vice versa for the alternate hypothesis.</text:span></text:p>
      <text:p text:style-name="P17"/>
      <text:p text:style-name="P18"><text:tab/><text:span text:style-name="T75">The groups for this experiment are as follows:</text:span></text:p>
      <text:p text:style-name="P18"/>
      <text:list xml:id="list1005164251537750723" text:style-name="L4">
        <text:list-item>
          <text:p text:style-name="P19">Group 1 (05-08) v <text:s/>Group 2 (05-042)<text:tab/><text:tab/></text:p>
        </text:list-item>
        <text:list-item>
          <text:p text:style-name="P19">Group 1 (05-08) v <text:s/>Group 3 (137-08)</text:p>
        </text:list-item>
        <text:list-item>
          <text:p text:style-name="P19">Group 1 (05-08) v <text:s/>Group 4 (137-042) </text:p>
        </text:list-item>
        <text:list-item>
          <text:p text:style-name="P20">Group 2 (05-042) v Group 3 (137-08)</text:p>
        </text:list-item>
        <text:list-item>
          <text:p text:style-name="P20">Group 2 (05-042) v Group 4 (137-042)</text:p>
        </text:list-item>
        <text:list-item>
          <text:p text:style-name="P20">Group 3 (137-08) v Group 4 (137-042)</text:p>
        </text:list-item>
      </text:list>
      <text:p text:style-name="P33"><text:tab/><text:tab/><text:tab/>(<text:span text:style-name="T16">Where</text:span> X<text:span text:style-name="T80">X</text:span>= (<text:span text:style-name="T77">Alpha = mu = lambda</text:span><text:span text:style-name="T76">)</text:span><text:span text:style-name="T77">, </text:span><text:span text:style-name="T29">and</text:span><text:span text:style-name="T76"> </text:span><text:span text:style-name="T79">Y</text:span><text:span text:style-name="T76">Y=</text:span><text:span text:style-name="T78">C</text:span><text:span text:style-name="T76">rossOverRate </text:span><text:span text:style-name="T30">in</text:span><text:span text:style-name="T29"> </text:span><text:span text:style-name="T16"><text:s/>Group ( XX – YY</text:span><text:span text:style-name="T17">)</text:span><text:span text:style-name="T18">)</text:span></text:p>
      <text:p text:style-name="P36"><text:span text:style-name="T16"/></text:p>
      <text:p text:style-name="P36"><text:span text:style-name="T16"/></text:p>
      <text:p text:style-name="P37"><text:span text:style-name="T69">The groups mentioned above were stored into a </text:span><text:span text:style-name="T70">matrix of data values and the Friedman Test was conducted <text:s/>on this matrix to make the adequate comparisons between pairs of groups. The results of the Friedman Test are as follows:</text:span></text:p>
      <text:p text:style-name="P35"><text:span text:style-name="T18"/></text:p>
      <text:p text:style-name="P44"><text:bookmark text:name="rstudio_console_output"/><text:span text:style-name="T19">f</text:span><text:span text:style-name="T18">riedman chi-squared = 83.56, df = 3, p-value &lt; 2.2e-16</text:span></text:p>
      <text:p text:style-name="P43"><text:span text:style-name="T18"/></text:p>
      <text:p text:style-name="P24"><text:span text:style-name="T18">A</text:span><text:span text:style-name="T16">fter the </text:span><text:span text:style-name="T20">Nemeyi test was conducted on the matrix of groups (</text:span>posthoc.friedman.nemeyi test(m)<text:span text:style-name="T20">) </text:span><text:span text:style-name="T21">the following observations were </text:span><text:span text:style-name="T22">made about the levels of significant difference between the different groups:</text:span></text:p>
      <text:p text:style-name="P24"><text:span text:style-name="T22"/></text:p>
      <table:table table:name="Table1" table:style-name="Table1">
        <table:table-column table:style-name="Table1.A" table:number-columns-repeated="2"/>
        <table:table-column table:style-name="Table1.C"/>
        <table:table-column table:style-name="Table1.D"/>
        <text:soft-page-break/>
        <table:table-row>
          <table:table-cell table:style-name="Table1.A1" office:value-type="string">
            <text:p text:style-name="P45"><text:span text:style-name="T18"><text:s text:c="6"/></text:span></text:p>
          </table:table-cell>
          <table:table-cell table:style-name="Table1.A1" office:value-type="string">
            <text:p text:style-name="P46"><text:span text:style-name="T82">Group</text:span><text:span text:style-name="T81">1 </text:span></text:p>
          </table:table-cell>
          <table:table-cell table:style-name="Table1.A1" office:value-type="string">
            <text:p text:style-name="P46"><text:span text:style-name="T82">Group</text:span><text:span text:style-name="T81">2 <text:s/></text:span></text:p>
          </table:table-cell>
          <table:table-cell table:style-name="Table1.D1" office:value-type="string">
            <text:p text:style-name="P46"><text:span text:style-name="T81"><text:s/></text:span><text:span text:style-name="T82">Group3</text:span><text:span text:style-name="T81"> </text:span></text:p>
          </table:table-cell>
        </table:table-row>
        <table:table-row>
          <table:table-cell table:style-name="Table1.A2" office:value-type="string">
            <text:p text:style-name="P50"><text:span text:style-name="T82">Group</text:span><text:span text:style-name="T81">2 <text:s/></text:span></text:p>
          </table:table-cell>
          <table:table-cell table:style-name="Table1.A2" office:value-type="string">
            <text:p text:style-name="P49">0.3786 </text:p>
          </table:table-cell>
          <table:table-cell table:style-name="Table1.A2" office:value-type="string">
            <text:p text:style-name="P48">-</text:p>
          </table:table-cell>
          <table:table-cell table:style-name="Table1.D2" office:value-type="string">
            <text:p text:style-name="P48">- <text:s text:c="5"/></text:p>
          </table:table-cell>
        </table:table-row>
        <table:table-row>
          <table:table-cell table:style-name="Table1.A2" office:value-type="string">
            <text:p text:style-name="P47"><text:span text:style-name="T83">Group3</text:span><text:span text:style-name="T84"> <text:s/></text:span><text:s/></text:p>
          </table:table-cell>
          <table:table-cell table:style-name="Table1.A2" office:value-type="string">
            <text:p text:style-name="P49">1.3e-10 </text:p>
          </table:table-cell>
          <table:table-cell table:style-name="Table1.A2" office:value-type="string">
            <text:p text:style-name="P48">4.4e-14 </text:p>
          </table:table-cell>
          <table:table-cell table:style-name="Table1.D2" office:value-type="string">
            <text:p text:style-name="P48">- <text:s text:c="4"/></text:p>
          </table:table-cell>
        </table:table-row>
        <table:table-row>
          <table:table-cell table:style-name="Table1.A2" office:value-type="string">
            <text:p text:style-name="P50"><text:span text:style-name="T82">Group4</text:span></text:p>
          </table:table-cell>
          <table:table-cell table:style-name="Table1.A2" office:value-type="string">
            <text:p text:style-name="P49">0.0012 <text:s/></text:p>
          </table:table-cell>
          <table:table-cell table:style-name="Table1.A2" office:value-type="string">
            <text:p text:style-name="P48">6.9e-07 </text:p>
          </table:table-cell>
          <table:table-cell table:style-name="Table1.D2" office:value-type="string">
            <text:p text:style-name="P48">0.0144</text:p>
          </table:table-cell>
        </table:table-row>
      </table:table>
      <text:p text:style-name="P34"><text:span text:style-name="T18"/></text:p>
      <text:p text:style-name="P41"><text:span text:style-name="T18">T</text:span><text:span text:style-name="T16">he statistical tests indicate a variety of results in relation to significant difference. Firstly, </text:span><text:span text:style-name="T23">under t</text:span><text:span text:style-name="T16">he Friedman test returned a P value of 2.2e-16 which is smaller than the level of significance for the experiment which is set to 0.05. </text:span><text:span text:style-name="T23">This means that based on the Friedman Test the null hypothesis can be rejected as it can be assumed that the data is not considered similar or alike; the result is </text:span><text:span text:style-name="T96">statistically significant</text:span><text:span text:style-name="T23">. </text:span></text:p>
      <text:p text:style-name="P42"><text:span text:style-name="T24"><text:tab/>However, under the Post-Hoc Nemeyi test, the table produced above outlines that a variety of P-values were produced both greater than the significance level and lower than the significance level. </text:span><text:span text:style-name="T25">For example, when comparing Group 1 and Group 2, the </text:span><text:span text:style-name="T97">P-value produced (0.3786) is greater than the significance level indicating that the results are not statistically significant</text:span><text:span text:style-name="T25">, and so the null hypothesis is accepted for this instance. </text:span><text:span text:style-name="T27">It is important to note that</text:span><text:span text:style-name="T25"> </text:span><text:span text:style-name="T27">this was the only comparison that resulted in an outcome that was not statistically significant </text:span><text:span text:style-name="T26">in this experiment. </text:span><text:span text:style-name="T28">Furthermore, the remaining comparisons in the matrix pro</text:span><text:span text:style-name="T26">du</text:span><text:span text:style-name="T28">ce</text:span><text:span text:style-name="T26"> a P-value which is </text:span><text:span text:style-name="T98">lower than the significance level of 0.05</text:span><text:span text:style-name="T28"> which indicates that the results are </text:span><text:span text:style-name="T98">statistically significant</text:span><text:span text:style-name="T28"> leading to the null hypothesis being rejected.</text:span></text:p>
      <text:p text:style-name="P42"><text:span text:style-name="T28"/></text:p>
      <text:p text:style-name="P42"><text:span text:style-name="T28"/></text:p>
      <text:p text:style-name="P31">Question 3 : Conclusions</text:p>
      <text:p text:style-name="P31"/>
      <text:p text:style-name="P22">The conclusions gathered as a result of the runs are that increasing the Crossover-Rate <text:span text:style-name="T95">has no significant difference in the fitness level of solutions generated by the evolutionary algorithm. This is indicative in the comparison between results0508 (Group 1) and results05042 (Group 2) in the matrix. The P-value produced by this comparison is greater than the set significance level of 0.05 thus accepting the null hypothesis. The best fitness results generated in each of the groups’ files show a variation of at most 800 between the two groups and this difference was produced by just modifying the crossover-rate and keeping the population size (Alpha = mu = <text:s/>lambda) constant between both groups.</text:span></text:p>
      <text:p text:style-name="P39"><text:span text:style-name="T39"><text:tab/></text:span><text:span text:style-name="T40">Alternatively comparing results05042 (Group 2) and results 137042 (Group 4) where the Crossover-Rate stayed the same whilst the population size was changed resulted in a P-value of 6.9e-07 which is greatly smaller than the level of significance of 0.05. In the best results fitness files produced for each of these configurations, the variation between the data values was </text:span><text:span text:style-name="T105">significantly</text:span><text:span text:style-name="T107"> </text:span><text:span text:style-name="T40"> drastic; in some cases a difference nearing 4000 between paired data sets.</text:span></text:p>
      <text:p text:style-name="P22"><text:tab/><text:span text:style-name="T100">Prior to conducting the experiment, the initial thoughts were that an increased Crossover-Rate would have a significant effect on the fitness level of solutions generated by the evolutionary algorithm since there are more crossovers occuring at any given time per/between generation(s). This proved not to be the case as certain groups where the Crossover-Rate increased did not show a greater difference in significance level. An example of this is Group 3 (13708) and Group 4 (137042) where although the P-value returned (0.0144) was lower than 0.05, the variation in the results’ fitness levels between both groups were only in the hundreds as opposed to the thousands; which was the case in instances where the two groups being compared maintained a shared value for the Crossover-Rate, whilst the population size was modified as mentioned above.</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 svg:font-family="'Times New Roma'"/>
    <style:font-face style:name="Ubuntu Mono" svg:font-family="'Ubuntu Mono'"/>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e16100" officeooo:paragraph-rsid="00e161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5:17:20.976025912</meta:creation-date>
    <meta:generator>LibreOffice/5.1.6.2$Linux_X86_64 LibreOffice_project/10m0$Build-2</meta:generator>
    <dc:date>2017-10-31T17:22:52.772213424</dc:date>
    <meta:editing-duration>P2DT7H46M33S</meta:editing-duration>
    <meta:editing-cycles>172</meta:editing-cycles>
    <meta:document-statistic meta:table-count="1" meta:image-count="0" meta:object-count="0" meta:page-count="4" meta:paragraph-count="65" meta:word-count="1794" meta:character-count="11035" meta:non-whitespace-character-count="9202"/>
  </office:meta>
</office:document-meta>
</file>